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82bd" officeooo:paragraph-rsid="001a82bd"/>
    </style:style>
    <style:style style:name="P2" style:family="paragraph" style:parent-style-name="Standard">
      <style:text-properties fo:language="en" fo:country="US" officeooo:rsid="001a82bd" officeooo:paragraph-rsid="001a82bd"/>
    </style:style>
    <style:style style:name="P3" style:family="paragraph" style:parent-style-name="Standard">
      <style:text-properties fo:language="ru" fo:country="RU" officeooo:rsid="001a82bd" officeooo:paragraph-rsid="001a82b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ерменёв Даниил </text:p>
      <text:p text:style-name="P1"/>
      <text:p text:style-name="P1">1.</text:p>
      <text:p text:style-name="P2">a) <text:span text:style-name="T1">Запустить программу(создаётся две базы данных 1 заполнена 2 в виде списка)</text:span></text:p>
      <text:p text:style-name="P3">б)вписать в первое окно почту сотрудника </text:p>
      <text:p text:style-name="P3">в)нажать кнопку вход (в базе данных запишется данные о времени входа)</text:p>
      <text:p text:style-name="P3">г) нажать на кнопку выход(в базе данных запишется данные о времени выхода)</text:p>
      <text:p text:style-name="P3"/>
      <text:p text:style-name="P1"><text:span text:style-name="T1">2.</text:span></text:p>
      <text:p text:style-name="P2">a) <text:span text:style-name="T1">Запустить программу(создаётся две базы данных 1 заполнена 2 в виде списка)</text:span></text:p>
      <text:p text:style-name="P3">б)вписать в первое окно не почту сотрудника</text:p>
      <text:p text:style-name="P3">в)нажать кнопку вход (в мониторинге должно выдать что такой почты нет и БД не измениться )</text:p>
      <text:p text:style-name="P3"/>
      <text:p text:style-name="P3">3.</text:p>
      <text:p text:style-name="P2">a) <text:span text:style-name="T1">Запустить программу(создаётся две базы данных 1 заполнена 2 в виде списка)</text:span></text:p>
      <text:p text:style-name="P3">б) нажать кнопку добавить временный пропуск</text:p>
      <text:p text:style-name="P3">в)вписать все данные о госте </text:p>
      <text:p text:style-name="P3">г)нажать кнопку выдать пропуск (в базе данных запишется данные о времени входа)</text:p>
      <text:p text:style-name="P3">д) нажать на кнопку выход(в базе данных запишится данные о времени выхода если время посещения превышает (10 сек) это напишет в мониторинге)</text:p>
      <text:p text:style-name="P3"/>
      <text:p text:style-name="P3">4.</text:p>
      <text:p text:style-name="P2">a) <text:span text:style-name="T1">Запустить программу(создаётся две базы данных 1 заполнена 2 в виде списка)</text:span></text:p>
      <text:p text:style-name="P3">б) нажать кнопку добавить временный пропуск</text:p>
      <text:p text:style-name="P3">в)вписать все данные о госте</text:p>
      <text:p text:style-name="P3">г) вписать все данные о госте 2 повторяя почту </text:p>
      <text:p text:style-name="P3">д)нажать кнопку выдать пропуск (в базе данных не сохраниться информация потому-что такая почта уже используется )</text:p>
      <text:p text:style-name="P3"/>
      <text:p text:style-name="P3">5.</text:p>
      <text:p text:style-name="P2">a) <text:span text:style-name="T1">Запустить программу(создаётся две базы данных 1 заполнена 2 в виде списка)</text:span></text:p>
      <text:p text:style-name="P3">б) нажать кнопку добавить временный пропуск</text:p>
      <text:p text:style-name="P3">в)переключить выключатель «Есть ли машина» в активное положение</text:p>
      <text:p text:style-name="P3">г)вписать все данные о 5 гостях выдавая пропуски </text:p>
      <text:p text:style-name="P3">д) 6-го гостя не впустят написав что мест на парковке для гостей не осталось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3T05:50:09.470000000</dc:date>
    <meta:editing-duration>PT34M21S</meta:editing-duration>
    <meta:editing-cycles>1</meta:editing-cycles>
    <meta:document-statistic meta:table-count="0" meta:image-count="0" meta:object-count="0" meta:page-count="1" meta:paragraph-count="28" meta:word-count="236" meta:character-count="1482" meta:non-whitespace-character-count="1268"/>
    <meta:generator>LibreOffice/7.4.3.2$Windows_X86_64 LibreOffice_project/1048a8393ae2eeec98dff31b5c133c5f1d08b890</meta:generator>
  </office:meta>
</office:document-meta>
</file>